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416in"/>
    </style:style>
    <style:style style:name="Table1.B" style:family="table-column">
      <style:table-column-properties style:column-width="2.3646in"/>
    </style:style>
    <style:style style:name="Table1.C" style:family="table-column">
      <style:table-column-properties style:column-width="3.4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="solid" draw:fill-color="#ffffff"/>
      <style:paragraph-properties fo:orphans="0" fo:widows="0" fo:background-color="#ffffff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0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/>
    </style:style>
    <style:style style:name="P11" style:family="paragraph" style:parent-style-name="Standard">
      <style:paragraph-properties fo:margin-left="3.4445in" fo:margin-right="0in" fo:margin-top="0in" fo:margin-bottom="0.0835in" loext:contextual-spacing="false" fo:line-height="100%" fo:text-indent="0.0555in" style:auto-text-indent="false"/>
    </style:style>
    <style:style style:name="P12" style:family="paragraph" style:parent-style-name="Standard" style:list-style-name="WWNum6">
      <style:paragraph-properties fo:margin-left="0.5in" fo:margin-right="0in" fo:orphans="0" fo:widows="0" fo:text-indent="-0.25in" style:auto-text-indent="false" fo:padding="0in" fo:border="none"/>
    </style:style>
    <style:style style:name="P13" style:family="paragraph" style:parent-style-name="Standard" style:list-style-name="WWNum6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6" style:family="paragraph" style:parent-style-name="Standard" style:list-style-name="WWNum3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8" style:family="paragraph" style:parent-style-name="Standard" style:list-style-name="WWNum4">
      <style:paragraph-properties fo:margin-left="0.5in" fo:margin-right="0in" fo:text-align="justify" style:justify-single-word="false" fo:orphans="0" fo:widows="0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</style:style>
    <style:style style:name="P20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text-align="justify" style:justify-single-word="false" fo:orphans="0" fo:widows="0" fo:padding="0in" fo:border="none"/>
    </style:style>
    <style:style style:name="P24" style:family="paragraph" style:parent-style-name="Standard">
      <style:paragraph-properties fo:text-align="justify" style:justify-single-word="false" fo:orphans="0" fo:widows="0" fo:padding="0in" fo:border="none"/>
      <style:text-properties style:font-name="Courier New" fo:font-size="10pt" style:font-name-asian="Courier New1" style:font-size-asian="10pt" style:font-name-complex="Courier New1" style:font-size-complex="10pt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.5in" fo:margin-right="0in" fo:text-align="justify" style:justify-single-word="false" fo:orphans="0" fo:widows="0" fo:text-indent="0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 style:list-style-name="WWNum4">
      <style:paragraph-properties fo:margin-left="1in" fo:margin-right="0in" fo:text-align="justify" style:justify-single-word="false" fo:orphans="0" fo:widows="0" fo:text-indent="-0.25in" style:auto-text-indent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 fo:padding="0in" fo:border="none"/>
      <style:text-properties style:font-name="Courier New" fo:font-size="10pt" style:font-name-asian="Courier New1" style:font-size-asian="10pt" style:font-name-complex="Courier New1" style:font-size-complex="10pt"/>
    </style:style>
    <style:style style:name="P33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 fo:padding="0in" fo:border="none"/>
      <style:text-properties style:font-name="Courier New" fo:font-size="12pt" style:font-name-asian="Courier New1" style:font-size-asian="12pt" style:font-name-complex="Courier New1" style:font-size-complex="12pt"/>
    </style:style>
    <style:style style:name="P34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-0.3929in" fo:margin-right="-0.6189in" fo:text-align="justify" style:justify-single-word="false" fo:orphans="0" fo:widows="0" fo:text-indent="0.3929in" style:auto-text-indent="false"/>
    </style:style>
    <style:style style:name="P36" style:family="paragraph" style:parent-style-name="Standard">
      <style:paragraph-properties fo:margin-left="-0.3929in" fo:margin-right="-0.6189in" fo:text-align="justify" style:justify-single-word="false" fo:orphans="0" fo:widows="0" fo:text-indent="0.3929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37" style:family="paragraph" style:parent-style-name="Standard">
      <style:paragraph-properties fo:margin-left="0in" fo:margin-right="-0.2252in" fo:text-align="justify" style:justify-single-word="false" fo:orphans="0" fo:widows="0" fo:text-indent="0in" style:auto-text-indent="false" fo:padding="0in" fo:border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8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9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Courier New" fo:font-size="10pt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осковский авиационный институт</text:span></text:p>
      <text:p text:style-name="P6"><text:span text:style-name="T2">(Национальный исследовательский университет)</text:span></text:p>
      <text:p text:style-name="P1"/>
      <text:p text:style-name="Standard"><text:span text:style-name="T3">Факультет: «Информационные технологии и прикладная математика» </text:span></text:p>
      <text:p text:style-name="Standard"><text:span text:style-name="T3">Кафедра: 806 «Вычислительная математика и <text:s/>программирование» </text:span></text:p>
      <text:p text:style-name="Standard"><text:span text:style-name="T3">Дисциплина: «Операционные системы» <text:s text:c="2"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4"><text:s/></text:span></text:p>
      <text:p text:style-name="P6"><text:span text:style-name="T7">Курсовой проект</text:span></text:p>
      <text:p text:style-name="P6"><text:span text:style-name="T8">Тема: Текстовый процессор</text:span></text:p>
      <text:p text:style-name="P8"/>
      <text:p text:style-name="P6"><text:span text:style-name="T9"><text:s/></text:span></text:p>
      <text:p text:style-name="P6"><text:span text:style-name="T9"><text:s/></text:span></text:p>
      <text:p text:style-name="P6"><text:span text:style-name="T4"><text:s/></text:span></text:p>
      <text:p text:style-name="P11"><text:span text:style-name="T4">Студент: Туманов Георгий</text:span></text:p>
      <text:p text:style-name="P11"><text:span text:style-name="T4">Группа: 80-201</text:span></text:p>
      <text:p text:style-name="P11"><text:span text:style-name="T4">Преподаватель: Соколов А.А.</text:span></text:p>
      <text:p text:style-name="P11"><text:span text:style-name="T4">Дата:</text:span></text:p>
      <text:p text:style-name="P11"><text:soft-page-break/><text:span text:style-name="T4">Оценка:</text:span></text:p>
      <text:p text:style-name="P9"/>
      <text:p text:style-name="P9"/>
      <text:p text:style-name="P9"/>
      <text:p text:style-name="P7"><text:span text:style-name="T4"><text:s/></text:span></text:p>
      <text:p text:style-name="P9"/>
      <text:p text:style-name="P9"/>
      <text:p text:style-name="P9"/>
      <text:p text:style-name="P9"/>
      <text:p text:style-name="P6"><text:span text:style-name="T4">Москва, 2019</text:span></text:p>
      <text:list xml:id="list3834318138" text:style-name="WWNum6">
        <text:list-item>
          <text:p text:style-name="P12"><text:span text:style-name="T1">Постановка задачи</text:span></text:p>
        </text:list-item>
      </text:list>
      <text:p text:style-name="P2"><text:span text:style-name="T10">Написать собственный текстовый процессор. Процессор должен уметь открывать файлы. При этом при открытии нужно предусмотреть 2 режима. Первый - открытие файла только на чтение, а второй - только на запись.</text:span></text:p>
      <text:p text:style-name="P2"><text:span text:style-name="T10">Как будет выглядеть запуск текстового редактора</text:span></text:p>
      <text:p text:style-name="P2"><text:span text:style-name="T10">textProcessor.out myFile.txt readonly 15</text:span></text:p>
      <text:p text:style-name="P2"><text:span text:style-name="T10">Число 15 означает, что вы выделяете 15 kB для fileMapping этого файла. То есть вы по файлу должны ходить только "передвигая" это окно.</text:span></text:p>
      <text:p text:style-name="P2"><text:span text:style-name="T10">Далее у него должны быть предусмотрены следующие функции:</text:span></text:p>
      <text:p text:style-name="P2"><text:span text:style-name="T10">1) поиск текста <text:s/>по регулярному выражению и выводом информации с какого символа он начинается (можно строчку и место в строке).</text:span></text:p>
      <text:p text:style-name="P2"><text:span text:style-name="T10">2) Замена строки (если возможно несколько вариантов замены, то должен предложить какую заменить)</text:span></text:p>
      <text:p text:style-name="P2"><text:span text:style-name="T10">3) Вывести диапазон символов</text:span></text:p>
      <text:p text:style-name="P2"><text:span text:style-name="T10">Можно для поиска использовать наивные алгоритмы. При этом символы из файла вы должны держать только в FileMapping (конечно, вспомогательные переменные и массивы символов небольшого размера использовать можно)</text:span></text:p>
      <text:p text:style-name="P20"/>
      <text:list xml:id="list75544724721712" text:continue-numbering="true" text:style-name="WWNum6">
        <text:list-item>
          <text:p text:style-name="P13"><text:soft-page-break/><text:span text:style-name="T1">Описание программы </text:span></text:p>
        </text:list-item>
      </text:list>
      <text:p text:style-name="P23"><text:span text:style-name="T3">Программа при запуске требует следующие аргументы:</text:span></text:p>
      <text:list xml:id="list588945572" text:style-name="WWNum1">
        <text:list-item>
          <text:p text:style-name="P14"><text:span text:style-name="T3">Имя файла, который будет открыт (обязательный параметр)</text:span></text:p>
        </text:list-item>
        <text:list-item>
          <text:p text:style-name="P14"><text:span text:style-name="T3">Режим, по умолчанию чтение-запись</text:span></text:p>
        </text:list-item>
        <text:list-item>
          <text:p text:style-name="P14"><text:span text:style-name="T3">Размер блока в килобайтах, по умолчанию 15.</text:span></text:p>
        </text:list-item>
      </text:list>
      <text:p text:style-name="P25"/>
      <text:p text:style-name="P23"><text:span text:style-name="T3">При запуске программа открывает файл в указанном режиме и загружает в память блок указанного размера, начинающийся с начала файла.</text:span></text:p>
      <text:p text:style-name="P21"/>
      <text:p text:style-name="P23"><text:span text:style-name="T3">Программа имеет следующие функции:</text:span></text:p>
      <text:list xml:id="list2706016219" text:style-name="WWNum5">
        <text:list-item>
          <text:p text:style-name="P15"><text:span text:style-name="T3">setpos: устанавливает позицию блока. Из-за особенностей функции mmap, позиция должна делиться нацело на размер страницы.</text:span></text:p>
        </text:list-item>
        <text:list-item>
          <text:p text:style-name="P15"><text:span text:style-name="T3">move: перемещает блок. Смещение также должно быть кратно размеру страницы.</text:span></text:p>
        </text:list-item>
        <text:list-item>
          <text:p text:style-name="P15"><text:span text:style-name="T3">diap: выводит на экран границы блока</text:span></text:p>
        </text:list-item>
        <text:list-item>
          <text:p text:style-name="P15"><text:span text:style-name="T3">mode: выводит на экран режим, в котором открыт файл</text:span></text:p>
        </text:list-item>
        <text:list-item>
          <text:p text:style-name="P15"><text:span text:style-name="T3">size: выводит на экран размер файла</text:span></text:p>
        </text:list-item>
      </text:list>
      <text:p text:style-name="P28"/>
      <text:p text:style-name="P26"><text:span text:style-name="T3">Функции, требующие доступ на чтение:</text:span></text:p>
      <text:list xml:id="list3910872149" text:style-name="WWNum3">
        <text:list-item>
          <text:p text:style-name="P16"><text:span text:style-name="T3">print: печатает указанный диапазон символов блока</text:span></text:p>
        </text:list-item>
        <text:list-item>
          <text:p text:style-name="P16"><text:span text:style-name="T3">find: выводит все вхождения введённого регулярного выражения в файле</text:span></text:p>
        </text:list-item>
      </text:list>
      <text:p text:style-name="P25"/>
      <text:p text:style-name="P26"><text:span text:style-name="T3">Функции, требующие доступ на запись:</text:span></text:p>
      <text:list xml:id="list3571653013" text:style-name="WWNum2">
        <text:list-item>
          <text:p text:style-name="P17"><text:span text:style-name="T3">write: начиная с указанной позиции заменяет все символы указанной строкой</text:span></text:p>
        </text:list-item>
      </text:list>
      <text:p text:style-name="P28"><text:soft-page-break/></text:p>
      <text:p text:style-name="P3"><text:span text:style-name="T3">Функции, требующие доступ и на чтение, и на запись:</text:span></text:p>
      <text:list xml:id="list3643784505" text:style-name="WWNum4">
        <text:list-item>
          <text:p text:style-name="P18"><text:span text:style-name="T3">replace: заменяет все вхождения первой строки на вторую. Строки должны быть одинаковой длины, так как иначе бы изменился размер блока. Для каждого вхождения программа спрашивает, заменять ли данное вхождение. Варианты ответа:</text:span></text:p>
          <text:list>
            <text:list-item>
              <text:p text:style-name="P29"><text:span text:style-name="T3">y - заменить данное вхождение</text:span></text:p>
            </text:list-item>
            <text:list-item>
              <text:p text:style-name="P29"><text:span text:style-name="T3">n - пропустить данное вхождение</text:span></text:p>
            </text:list-item>
            <text:list-item>
              <text:p text:style-name="P29"><text:span text:style-name="T3">a - заменить данное и все последующие вхождения</text:span></text:p>
            </text:list-item>
            <text:list-item>
              <text:p text:style-name="P29"><text:span text:style-name="T3">s - пропустить данное вхождение и завершить команду</text:span></text:p>
            </text:list-item>
          </text:list>
        </text:list-item>
      </text:list>
      <text:p text:style-name="P27"/>
      <text:list xml:id="list75546573399640" text:continue-list="list75544724721712" text:style-name="WWNum6">
        <text:list-item>
          <text:p text:style-name="P19"><text:span text:style-name="T1">Набор testcas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pan text:style-name="T3">№</text:span></text:p>
          </table:table-cell>
          <table:table-cell table:style-name="Table1.A1" office:value-type="string">
            <text:p text:style-name="P30"><text:span text:style-name="T3">Описание</text:span></text:p>
          </table:table-cell>
          <table:table-cell table:style-name="Table1.A1" office:value-type="string">
            <text:p text:style-name="P30"><text:span text:style-name="T3">Ввод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1</text:span></text:p>
          </table:table-cell>
          <table:table-cell table:style-name="Table1.A1" office:value-type="string">
            <text:p text:style-name="P30"><text:span text:style-name="T3">Тест с большим файлом</text:span></text:p>
          </table:table-cell>
          <table:table-cell table:style-name="Table1.A1" office:value-type="string">
            <text:p text:style-name="P30"><text:span text:style-name="T11">$./kp.out war-and-peace.txt r 8</text:span></text:p>
            <text:p text:style-name="P30"><text:span text:style-name="T11">&gt; diap</text:span></text:p>
            <text:p text:style-name="P30"><text:span text:style-name="T11">&gt; mode</text:span></text:p>
            <text:p text:style-name="P30"><text:span text:style-name="T11">&gt; size</text:span></text:p>
            <text:p text:style-name="P30"><text:span text:style-name="T11">&gt; print 0 80</text:span></text:p>
            <text:p text:style-name="P30"><text:span text:style-name="T11">&gt; move 4096</text:span></text:p>
            <text:p text:style-name="P30"><text:span text:style-name="T11">&gt; print 0 80</text:span></text:p>
            <text:p text:style-name="P30"><text:span text:style-name="T11">&gt; quit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2</text:span></text:p>
          </table:table-cell>
          <table:table-cell table:style-name="Table1.A1" office:value-type="string">
            <text:p text:style-name="P30"><text:span text:style-name="T3">Тест с одной строкой</text:span></text:p>
          </table:table-cell>
          <table:table-cell table:style-name="Table1.A1" office:value-type="string">
            <text:p text:style-name="P4"><text:span text:style-name="T11">$./kp.out mini_test.txt</text:span></text:p>
            <text:p text:style-name="P4"><text:span text:style-name="T11">&gt; diap</text:span></text:p>
            <text:p text:style-name="P4"><text:span text:style-name="T11">&gt; print 0 35</text:span></text:p>
            <text:p text:style-name="P30"><text:span text:style-name="T11">&gt; find</text:span></text:p>
            <text:p text:style-name="P30"><text:span text:style-name="T11">Find what: .b.</text:span></text:p>
            <text:p text:style-name="P30"><text:span text:style-name="T11">&gt; replace</text:span></text:p>
            <text:p text:style-name="P30"><text:span text:style-name="T11">Replace what: c</text:span></text:p>
            <text:p text:style-name="P30"><text:span text:style-name="T11">Replace with: d</text:span></text:p>
            <text:p text:style-name="P30"><text:span text:style-name="T11">y</text:span></text:p>
            <text:p text:style-name="P30"><text:span text:style-name="T11">n</text:span></text:p>
            <text:p text:style-name="P30"><text:span text:style-name="T11">a</text:span></text:p>
            <text:p text:style-name="P4"><text:span text:style-name="T11">&gt; print 0 35</text:span></text:p>
            <text:p text:style-name="P4"><text:span text:style-name="T11">&gt; quit</text:span></text:p>
          </table:table-cell>
        </table:table-row>
      </table:table>
      <text:list xml:id="list75545505166851" text:continue-numbering="true" text:style-name="WWNum6">
        <text:list-item>
          <text:p text:style-name="P19"><text:span text:style-name="T1">Результаты выполнения тестов.</text:span></text:p>
        </text:list-item>
      </text:list>
      <text:p text:style-name="P23"><text:span text:style-name="T6">test 1</text:span><text:span text:style-name="T3">:</text:span></text:p>
      <text:p text:style-name="P31"><text:span text:style-name="T11">$ ./kp.out war-and-peace.txt r 8</text:span></text:p>
      <text:p text:style-name="P31"><text:span text:style-name="T11">&gt; diap</text:span></text:p>
      <text:p text:style-name="P31"><text:span text:style-name="T11">Diapason: [0, 8191]</text:span></text:p>
      <text:p text:style-name="P31"><text:span text:style-name="T11">OK.</text:span></text:p>
      <text:p text:style-name="P31"><text:span text:style-name="T11">&gt; mode</text:span></text:p>
      <text:p text:style-name="P31"><text:span text:style-name="T11">Mode: Read only</text:span></text:p>
      <text:p text:style-name="P31"><text:span text:style-name="T11">OK.</text:span></text:p>
      <text:p text:style-name="P31"><text:soft-page-break/><text:span text:style-name="T11">&gt; size</text:span></text:p>
      <text:p text:style-name="P31"><text:span text:style-name="T11">File size: 3291641</text:span></text:p>
      <text:p text:style-name="P31"><text:span text:style-name="T11">OK.</text:span></text:p>
      <text:p text:style-name="P31"><text:span text:style-name="T11">&gt; print 0 80</text:span></text:p>
      <text:p text:style-name="P31"><text:span text:style-name="T11">The Project Gutenberg EBook of War and Peace, by Leo Tolstoy</text:span></text:p>
      <text:p text:style-name="P32"/>
      <text:p text:style-name="P31"><text:span text:style-name="T11">This eBook is</text:span></text:p>
      <text:p text:style-name="P31"><text:span text:style-name="T11">OK.</text:span></text:p>
      <text:p text:style-name="P31"><text:span text:style-name="T11">&gt; move 4096</text:span></text:p>
      <text:p text:style-name="P31"><text:span text:style-name="T11">OK.</text:span></text:p>
      <text:p text:style-name="P31"><text:span text:style-name="T11">&gt; print 0 80</text:span></text:p>
      <text:p text:style-name="P31"><text:span text:style-name="T11">PTER XXVIII</text:span></text:p>
      <text:p text:style-name="P32"/>
      <text:p text:style-name="P31"><text:span text:style-name="T11">CHAPTER XXIX</text:span></text:p>
      <text:p text:style-name="P32"/>
      <text:p text:style-name="P31"><text:span text:style-name="T11">CHAPTER XXX</text:span></text:p>
      <text:p text:style-name="P32"/>
      <text:p text:style-name="P31"><text:span text:style-name="T11">CHAPTER XXXI</text:span></text:p>
      <text:p text:style-name="P32"/>
      <text:p text:style-name="P31"><text:span text:style-name="T11">CHAPTER XXXII</text:span></text:p>
      <text:p text:style-name="P32"/>
      <text:p text:style-name="P31"><text:soft-page-break/><text:span text:style-name="T11">CH</text:span></text:p>
      <text:p text:style-name="P31"><text:span text:style-name="T11">OK.</text:span></text:p>
      <text:p text:style-name="P31"><text:span text:style-name="T11">&gt; quit</text:span></text:p>
      <text:p text:style-name="P31"><text:span text:style-name="T11">OK.</text:span></text:p>
      <text:p text:style-name="P33"/>
      <text:p text:style-name="P3"><text:span text:style-name="T6">test 2</text:span><text:span text:style-name="T3">:</text:span></text:p>
      <text:p text:style-name="P35"><text:span text:style-name="T11">$ ./kp.out mini_test.txt</text:span></text:p>
      <text:p text:style-name="P35"><text:span text:style-name="T11">&gt; diap</text:span></text:p>
      <text:p text:style-name="P35"><text:span text:style-name="T11">Diapason: [0, 35]</text:span></text:p>
      <text:p text:style-name="P35"><text:span text:style-name="T11">OK.</text:span></text:p>
      <text:p text:style-name="P35"><text:span text:style-name="T11">&gt; print 0 35</text:span></text:p>
      <text:p text:style-name="P35"><text:span text:style-name="T11">aba</text:span></text:p>
      <text:p text:style-name="P35"><text:span text:style-name="T11">abb</text:span></text:p>
      <text:p text:style-name="P35"><text:span text:style-name="T11">abc</text:span></text:p>
      <text:p text:style-name="P35"><text:span text:style-name="T11">bba</text:span></text:p>
      <text:p text:style-name="P35"><text:span text:style-name="T11">bbb</text:span></text:p>
      <text:p text:style-name="P35"><text:span text:style-name="T11">bbc</text:span></text:p>
      <text:p text:style-name="P35"><text:span text:style-name="T11">cba</text:span></text:p>
      <text:p text:style-name="P35"><text:span text:style-name="T11">cbb</text:span></text:p>
      <text:p text:style-name="P35"><text:span text:style-name="T11">cbc</text:span></text:p>
      <text:p text:style-name="P36"/>
      <text:p text:style-name="P35"><text:soft-page-break/><text:span text:style-name="T11">OK.</text:span></text:p>
      <text:p text:style-name="P35"><text:span text:style-name="T11">&gt; find</text:span></text:p>
      <text:p text:style-name="P35"><text:span text:style-name="T11">Find what: .b.</text:span></text:p>
      <text:p text:style-name="P35"><text:span text:style-name="T11">Found aba at offset 0</text:span></text:p>
      <text:p text:style-name="P35"><text:span text:style-name="T11">Found abb at offset 4</text:span></text:p>
      <text:p text:style-name="P35"><text:span text:style-name="T11">Found abc at offset 8</text:span></text:p>
      <text:p text:style-name="P35"><text:span text:style-name="T11">Found bba at offset 12</text:span></text:p>
      <text:p text:style-name="P35"><text:span text:style-name="T11">Found bbb at offset 16</text:span></text:p>
      <text:p text:style-name="P35"><text:span text:style-name="T11">Found bbc at offset 20</text:span></text:p>
      <text:p text:style-name="P35"><text:span text:style-name="T11">Found cba at offset 24</text:span></text:p>
      <text:p text:style-name="P35"><text:span text:style-name="T11">Found cbb at offset 28</text:span></text:p>
      <text:p text:style-name="P35"><text:span text:style-name="T11">Found cbc at offset 32</text:span></text:p>
      <text:p text:style-name="P35"><text:span text:style-name="T11">OK.</text:span></text:p>
      <text:p text:style-name="P35"><text:span text:style-name="T11">&gt; replace</text:span></text:p>
      <text:p text:style-name="P35"><text:span text:style-name="T11">Replace what: c</text:span></text:p>
      <text:p text:style-name="P35"><text:span text:style-name="T11">Replace with: d</text:span></text:p>
      <text:p text:style-name="P35"><text:span text:style-name="T11">Replace at offset 10? (y/n/s/a): y</text:span></text:p>
      <text:p text:style-name="P35"><text:span text:style-name="T11">Replace at offset 22? (y/n/s/a): n</text:span></text:p>
      <text:p text:style-name="P35"><text:span text:style-name="T11">Replace at offset 24? (y/n/s/a): a</text:span></text:p>
      <text:p text:style-name="P35"><text:span text:style-name="T11">OK.</text:span></text:p>
      <text:p text:style-name="P35"><text:span text:style-name="T11">&gt; print 0 35</text:span></text:p>
      <text:p text:style-name="P35"><text:soft-page-break/><text:span text:style-name="T11">aba</text:span></text:p>
      <text:p text:style-name="P35"><text:span text:style-name="T11">abb</text:span></text:p>
      <text:p text:style-name="P35"><text:span text:style-name="T11">abd</text:span></text:p>
      <text:p text:style-name="P35"><text:span text:style-name="T11">bba</text:span></text:p>
      <text:p text:style-name="P35"><text:span text:style-name="T11">bbb</text:span></text:p>
      <text:p text:style-name="P35"><text:span text:style-name="T11">bbc</text:span></text:p>
      <text:p text:style-name="P35"><text:span text:style-name="T11">dba</text:span></text:p>
      <text:p text:style-name="P35"><text:span text:style-name="T11">dbb</text:span></text:p>
      <text:p text:style-name="P35"><text:span text:style-name="T11">dbd</text:span></text:p>
      <text:p text:style-name="P36"/>
      <text:p text:style-name="P35"><text:span text:style-name="T11">OK.</text:span></text:p>
      <text:p text:style-name="P35"><text:span text:style-name="T11">&gt; quit</text:span></text:p>
      <text:p text:style-name="P35"><text:span text:style-name="T11">OK.</text:span></text:p>
      <text:p text:style-name="P34"/>
      <text:list xml:id="list75545475463983" text:continue-numbering="true" text:style-name="WWNum6">
        <text:list-item>
          <text:p text:style-name="P13"><text:span text:style-name="T1">Листинг программы</text:span></text:p>
        </text:list-item>
      </text:list>
      <text:p text:style-name="P23"><text:span text:style-name="T6">file.h:</text:span></text:p>
      <text:p text:style-name="P23"><text:span text:style-name="T11">#pragma once</text:span></text:p>
      <text:p text:style-name="P23"><text:span text:style-name="T11">#include &lt;regex&gt;</text:span></text:p>
      <text:p text:style-name="P24"/>
      <text:p text:style-name="P23"><text:span text:style-name="T11">enum class Answer : int</text:span></text:p>
      <text:p text:style-name="P23"><text:span text:style-name="T11">{</text:span></text:p>
      <text:p text:style-name="P23"><text:soft-page-break/><text:span text:style-name="T11"><text:tab/>no,</text:span></text:p>
      <text:p text:style-name="P23"><text:span text:style-name="T11"><text:tab/>yes,</text:span></text:p>
      <text:p text:style-name="P23"><text:span text:style-name="T11"><text:tab/>all,</text:span></text:p>
      <text:p text:style-name="P23"><text:span text:style-name="T11"><text:tab/>stop</text:span></text:p>
      <text:p text:style-name="P23"><text:span text:style-name="T11">};</text:span></text:p>
      <text:p text:style-name="P24"/>
      <text:p text:style-name="P23"><text:span text:style-name="T11">class File</text:span></text:p>
      <text:p text:style-name="P23"><text:span text:style-name="T11">{</text:span></text:p>
      <text:p text:style-name="P23"><text:span text:style-name="T11">public:</text:span></text:p>
      <text:p text:style-name="P23"><text:span text:style-name="T11"><text:tab/>File(std::string fname, bool canRead, bool canWrite, int size);</text:span></text:p>
      <text:p text:style-name="P23"><text:span text:style-name="T11"><text:tab/>~File();</text:span></text:p>
      <text:p text:style-name="P24"/>
      <text:p text:style-name="P23"><text:span text:style-name="T11"><text:tab/>std::vector&lt;std::pair&lt;int,std::string&gt;&gt; Find(std::regex what); //find ALL entrances of pattern</text:span></text:p>
      <text:p text:style-name="P23"><text:span text:style-name="T11"><text:tab/>void Replace(std::string what, std::string with, std::function&lt;Answer(int)&gt; confirm); //replace</text:span></text:p>
      <text:p text:style-name="P24"/>
      <text:p text:style-name="P23"><text:span text:style-name="T11"><text:tab/>std::string Print(int from, int to); //show diapason of chars</text:span></text:p>
      <text:p text:style-name="P23"><text:span text:style-name="T11"><text:tab/>void Write(int to, std::string what); //set diapason of chars</text:span></text:p>
      <text:p text:style-name="P24"/>
      <text:p text:style-name="P23"><text:span text:style-name="T11"><text:tab/>void Move(int delta);</text:span></text:p>
      <text:p text:style-name="P23"><text:span text:style-name="T11"><text:tab/>void SetPos(int pos);</text:span></text:p>
      <text:p text:style-name="P24"/>
      <text:p text:style-name="P23"><text:soft-page-break/><text:span text:style-name="T11"><text:tab/>std::pair&lt;int, int&gt; Diapason();</text:span></text:p>
      <text:p text:style-name="P23"><text:span text:style-name="T11"><text:tab/>std::string Mode();</text:span></text:p>
      <text:p text:style-name="P23"><text:span text:style-name="T11"><text:tab/>int FileSize();</text:span></text:p>
      <text:p text:style-name="P24"/>
      <text:p text:style-name="P23"><text:span text:style-name="T11">private:</text:span></text:p>
      <text:p text:style-name="P23"><text:span text:style-name="T11"><text:tab/>int m_fileDescr, m_fileSize; //file descriptor and size of file</text:span></text:p>
      <text:p text:style-name="P23"><text:span text:style-name="T11"><text:tab/>char *m_map; //mapped piece of file</text:span></text:p>
      <text:p text:style-name="P24"/>
      <text:p text:style-name="P23"><text:span text:style-name="T11"><text:tab/>bool m_canRead, m_canWrite; //can read from/write to file</text:span></text:p>
      <text:p text:style-name="P23"><text:span text:style-name="T11"><text:tab/>int m_chunkPos, m_chunkSize, m_maxChunkSize; //position in file and size of chunk</text:span></text:p>
      <text:p text:style-name="P24"/>
      <text:p text:style-name="P23"><text:span text:style-name="T11"><text:tab/>void Mmap(int pos);</text:span></text:p>
      <text:p text:style-name="P23"><text:span text:style-name="T11"><text:tab/>bool CompareCharString(int off, std::string str);</text:span></text:p>
      <text:p text:style-name="P23"><text:span text:style-name="T11">};</text:span></text:p>
      <text:p text:style-name="P23"><text:span text:style-name="T6">file.cpp:</text:span></text:p>
      <text:p text:style-name="P3"><text:span text:style-name="T11">#include "file.h"</text:span></text:p>
      <text:p text:style-name="P3"><text:span text:style-name="T11">#include &lt;sys/stat.h&gt;</text:span></text:p>
      <text:p text:style-name="P3"><text:span text:style-name="T11">#include &lt;sys/mman.h&gt;</text:span></text:p>
      <text:p text:style-name="P3"><text:span text:style-name="T11">#include &lt;unistd.h&gt;</text:span></text:p>
      <text:p text:style-name="P3"><text:span text:style-name="T11">#include &lt;fcntl.h&gt;</text:span></text:p>
      <text:p text:style-name="P5"/>
      <text:p text:style-name="P3"><text:soft-page-break/><text:span text:style-name="T11">File::File(std::string fname, bool canRead, bool canWrite, int size) :</text:span></text:p>
      <text:p text:style-name="P3"><text:span text:style-name="T11"><text:tab/>m_canRead(canRead), m_canWrite(canWrite), m_maxChunkSize(size * 1024)</text:span></text:p>
      <text:p text:style-name="P3"><text:span text:style-name="T11">{</text:span></text:p>
      <text:p text:style-name="P3"><text:span text:style-name="T11"><text:tab/>//open mode</text:span></text:p>
      <text:p text:style-name="P3"><text:span text:style-name="T11"><text:tab/>int openflag = O_RDWR;</text:span></text:p>
      <text:p text:style-name="P3"><text:span text:style-name="T11"><text:tab/>//if (!canRead) openflag = O_WRONLY; else //THIS MUST APSENT BECAUSE OF MMAP WEIRD BEHAVIOUR</text:span></text:p>
      <text:p text:style-name="P3"><text:span text:style-name="T11"><text:tab/>if (!canWrite) openflag = O_RDONLY;</text:span></text:p>
      <text:p text:style-name="P3"><text:span text:style-name="T11"><text:s text:c="4"/></text:span></text:p>
      <text:p text:style-name="P3"><text:span text:style-name="T11"><text:tab/>//open file</text:span></text:p>
      <text:p text:style-name="P3"><text:span text:style-name="T11"><text:tab/>m_fileDescr = open(fname.c_str(), openflag);</text:span></text:p>
      <text:p text:style-name="P3"><text:span text:style-name="T11"><text:tab/>if (!m_fileDescr) throw std::logic_error("cannot open file \"" + fname + "\""); //error</text:span></text:p>
      <text:p text:style-name="P5"/>
      <text:p text:style-name="P3"><text:span text:style-name="T11"><text:tab/>//file size</text:span></text:p>
      <text:p text:style-name="P3"><text:span text:style-name="T11"><text:tab/>struct stat st;</text:span></text:p>
      <text:p text:style-name="P3"><text:span text:style-name="T11"><text:tab/>if (fstat(m_fileDescr, &amp;st) &lt; 0) throw std::logic_error("cannot get size of file \"" + fname + "\""); //error</text:span></text:p>
      <text:p text:style-name="P3"><text:span text:style-name="T11"><text:tab/>m_fileSize = (int)st.st_size;</text:span></text:p>
      <text:p text:style-name="P5"/>
      <text:p text:style-name="P3"><text:span text:style-name="T11"><text:tab/>//mmap</text:span></text:p>
      <text:p text:style-name="P3"><text:span text:style-name="T11"><text:tab/>m_map = nullptr;</text:span></text:p>
      <text:p text:style-name="P3"><text:span text:style-name="T11"><text:tab/>Mmap(0);</text:span></text:p>
      <text:p text:style-name="P3"><text:span text:style-name="T11">}</text:span></text:p>
      <text:p text:style-name="P3"><text:soft-page-break/><text:span text:style-name="T11">File::~File()</text:span></text:p>
      <text:p text:style-name="P3"><text:span text:style-name="T11">{</text:span></text:p>
      <text:p text:style-name="P3"><text:span text:style-name="T11"><text:tab/>if (m_map) munmap((void*)m_map, m_chunkSize); //unmap chunk</text:span></text:p>
      <text:p text:style-name="P3"><text:span text:style-name="T11"><text:tab/>close(m_fileDescr); //close file</text:span></text:p>
      <text:p text:style-name="P3"><text:span text:style-name="T11">}</text:span></text:p>
      <text:p text:style-name="P5"/>
      <text:p text:style-name="P3"><text:span text:style-name="T11">//mmap file</text:span></text:p>
      <text:p text:style-name="P3"><text:span text:style-name="T11">void File::Mmap(int pos)</text:span></text:p>
      <text:p text:style-name="P3"><text:span text:style-name="T11">{</text:span></text:p>
      <text:p text:style-name="P3"><text:span text:style-name="T11"><text:tab/>if (m_map)</text:span></text:p>
      <text:p text:style-name="P3"><text:span text:style-name="T11"><text:tab/>{</text:span></text:p>
      <text:p text:style-name="P3"><text:span text:style-name="T11"><text:s text:c="4"/><text:tab/>msync((void*)m_map, m_chunkSize, MS_SYNC);</text:span></text:p>
      <text:p text:style-name="P3"><text:span text:style-name="T11"><text:s text:c="4"/><text:tab/>munmap((void*)m_map, m_chunkSize); //unmap previous chunk</text:span></text:p>
      <text:p text:style-name="P3"><text:span text:style-name="T11"><text:tab/>}</text:span></text:p>
      <text:p text:style-name="P3"><text:span text:style-name="T11"><text:tab/>//setup diapason</text:span></text:p>
      <text:p text:style-name="P3"><text:span text:style-name="T11"><text:tab/>m_chunkPos = pos;</text:span></text:p>
      <text:p text:style-name="P3"><text:span text:style-name="T11"><text:tab/>m_chunkSize = std::min(m_maxChunkSize, m_fileSize - m_chunkPos);</text:span></text:p>
      <text:p text:style-name="P3"><text:span text:style-name="T11"><text:tab/>//mmap mode</text:span></text:p>
      <text:p text:style-name="P3"><text:span text:style-name="T11"><text:tab/>int mode = 0;</text:span></text:p>
      <text:p text:style-name="P3"><text:span text:style-name="T11"><text:tab/>if (m_canRead) mode |= PROT_READ;</text:span></text:p>
      <text:p text:style-name="P3"><text:span text:style-name="T11"><text:tab/>if (m_canWrite) mode |= PROT_WRITE;</text:span></text:p>
      <text:p text:style-name="P3"><text:soft-page-break/><text:span text:style-name="T11"><text:tab/>//mmap</text:span></text:p>
      <text:p text:style-name="P3"><text:span text:style-name="T11"><text:tab/>void *vmap = mmap(NULL, m_chunkSize, mode, MAP_SHARED, m_fileDescr, m_chunkPos);</text:span></text:p>
      <text:p text:style-name="P3"><text:span text:style-name="T11"><text:tab/>if (vmap == MAP_FAILED) throw std::logic_error("cannot mmap file");</text:span></text:p>
      <text:p text:style-name="P3"><text:span text:style-name="T11"><text:tab/>m_map = (char*)vmap;</text:span></text:p>
      <text:p text:style-name="P3"><text:span text:style-name="T11">}</text:span></text:p>
      <text:p text:style-name="P5"/>
      <text:p text:style-name="P3"><text:span text:style-name="T11">std::vector&lt;std::pair&lt;int,std::string&gt;&gt; File::Find(std::regex what) //find ALL entrances of pattern</text:span></text:p>
      <text:p text:style-name="P3"><text:span text:style-name="T11">{</text:span></text:p>
      <text:p text:style-name="P3"><text:span text:style-name="T11"><text:tab/>//check if can read</text:span></text:p>
      <text:p text:style-name="P3"><text:span text:style-name="T11"><text:tab/>if (!m_canRead) throw std::logic_error("cannot read from file");</text:span></text:p>
      <text:p text:style-name="P5"/>
      <text:p text:style-name="P3"><text:span text:style-name="T11"><text:tab/>std::vector&lt;std::pair&lt;int,std::string&gt;&gt; finds;</text:span></text:p>
      <text:p text:style-name="P5"/>
      <text:p text:style-name="P3"><text:span text:style-name="T11"><text:tab/>int pos = 0;</text:span></text:p>
      <text:p text:style-name="P3"><text:span text:style-name="T11"><text:tab/>while (1)</text:span></text:p>
      <text:p text:style-name="P3"><text:span text:style-name="T11"><text:tab/>{</text:span></text:p>
      <text:p text:style-name="P3"><text:span text:style-name="T11"><text:s text:c="4"/><text:tab/>auto match = *std::cregex_iterator(&amp;m_map[pos], &amp;m_map[m_chunkSize], what);</text:span></text:p>
      <text:p text:style-name="P3"><text:span text:style-name="T11"><text:s text:c="4"/><text:tab/>if (match.size() == 0) break;</text:span></text:p>
      <text:p text:style-name="P5"/>
      <text:p text:style-name="P3"><text:span text:style-name="T11"><text:s text:c="4"/><text:tab/>finds.push_back(std::make_pair&lt;int, std::string&gt;(match.position(0) + pos, match[0].str()));</text:span></text:p>
      <text:p text:style-name="P3"><text:span text:style-name="T11"><text:s text:c="4"/><text:tab/>pos += match.position(0) + match[0].str().size();</text:span></text:p>
      <text:p text:style-name="P3"><text:soft-page-break/><text:span text:style-name="T11"><text:tab/>}</text:span></text:p>
      <text:p text:style-name="P3"><text:span text:style-name="T11"><text:tab/>return finds;</text:span></text:p>
      <text:p text:style-name="P3"><text:span text:style-name="T11">}</text:span></text:p>
      <text:p text:style-name="P5"/>
      <text:p text:style-name="P3"><text:span text:style-name="T11">bool File::CompareCharString(int off, std::string str)</text:span></text:p>
      <text:p text:style-name="P3"><text:span text:style-name="T11">{</text:span></text:p>
      <text:p text:style-name="P3"><text:span text:style-name="T11"><text:tab/>for (int i = 0; i &lt; str.size(); i++) if (m_map[off + i] != str[i]) return false;</text:span></text:p>
      <text:p text:style-name="P3"><text:span text:style-name="T11"><text:tab/>return true;</text:span></text:p>
      <text:p text:style-name="P3"><text:span text:style-name="T11">}</text:span></text:p>
      <text:p text:style-name="P3"><text:span text:style-name="T11">void File::Replace(std::string what, std::string with, std::function&lt;Answer(int)&gt; confirm) //replace</text:span></text:p>
      <text:p text:style-name="P3"><text:span text:style-name="T11">{</text:span></text:p>
      <text:p text:style-name="P3"><text:span text:style-name="T11"><text:tab/>//check if can read and write</text:span></text:p>
      <text:p text:style-name="P3"><text:span text:style-name="T11"><text:tab/>if (!m_canRead || !m_canWrite) throw std::logic_error("cannot read from and write to file");</text:span></text:p>
      <text:p text:style-name="P3"><text:span text:style-name="T11"><text:tab/>//strings must be same size</text:span></text:p>
      <text:p text:style-name="P3"><text:span text:style-name="T11"><text:tab/>if (what.size() != with.size()) throw std::logic_error("strings must be same length");</text:span></text:p>
      <text:p text:style-name="P5"/>
      <text:p text:style-name="P3"><text:span text:style-name="T11"><text:tab/>//find "what" in file</text:span></text:p>
      <text:p text:style-name="P3"><text:span text:style-name="T11"><text:tab/>bool all = false, stop = false;</text:span></text:p>
      <text:p text:style-name="P3"><text:span text:style-name="T11"><text:tab/>for (int i = 0; i &lt;= m_chunkSize - what.size() &amp;&amp; !stop; i++)</text:span></text:p>
      <text:p text:style-name="P3"><text:span text:style-name="T11"><text:tab/>{</text:span></text:p>
      <text:p text:style-name="P3"><text:span text:style-name="T11"><text:s text:c="4"/><text:tab/>//compare and confirm</text:span></text:p>
      <text:p text:style-name="P3"><text:soft-page-break/><text:span text:style-name="T11"><text:s text:c="4"/><text:tab/>if (CompareCharString(i, what))</text:span></text:p>
      <text:p text:style-name="P3"><text:span text:style-name="T11"><text:s text:c="4"/><text:tab/>{</text:span></text:p>
      <text:p text:style-name="P3"><text:span text:style-name="T11"><text:s text:c="8"/><text:tab/>bool rep = true;</text:span></text:p>
      <text:p text:style-name="P3"><text:span text:style-name="T11"><text:s text:c="8"/><text:tab/>if (!all)</text:span></text:p>
      <text:p text:style-name="P3"><text:span text:style-name="T11"><text:s text:c="8"/><text:tab/>{</text:span></text:p>
      <text:p text:style-name="P3"><text:span text:style-name="T11"><text:s text:c="12"/><text:tab/>Answer ans = confirm(i); //ask</text:span></text:p>
      <text:p text:style-name="P3"><text:span text:style-name="T11"><text:s text:c="12"/><text:tab/>switch (ans)</text:span></text:p>
      <text:p text:style-name="P3"><text:span text:style-name="T11"><text:s text:c="12"/><text:tab/>{</text:span></text:p>
      <text:p text:style-name="P3"><text:span text:style-name="T11"><text:s text:c="12"/><text:tab/>case Answer::no:</text:span></text:p>
      <text:p text:style-name="P3"><text:span text:style-name="T11"><text:s text:c="16"/><text:tab/>rep = false;</text:span></text:p>
      <text:p text:style-name="P3"><text:span text:style-name="T11"><text:s text:c="16"/><text:tab/>break;</text:span></text:p>
      <text:p text:style-name="P3"><text:span text:style-name="T11"><text:s text:c="12"/><text:tab/>case Answer::stop:</text:span></text:p>
      <text:p text:style-name="P3"><text:span text:style-name="T11"><text:s text:c="16"/><text:tab/>rep = false;</text:span></text:p>
      <text:p text:style-name="P3"><text:span text:style-name="T11"><text:s text:c="16"/><text:tab/>stop = true;</text:span></text:p>
      <text:p text:style-name="P3"><text:span text:style-name="T11"><text:s text:c="16"/><text:tab/>break;</text:span></text:p>
      <text:p text:style-name="P3"><text:span text:style-name="T11"><text:s text:c="12"/><text:tab/>case Answer::all:</text:span></text:p>
      <text:p text:style-name="P3"><text:span text:style-name="T11"><text:s text:c="16"/><text:tab/>all = true;</text:span></text:p>
      <text:p text:style-name="P3"><text:span text:style-name="T11"><text:s text:c="16"/><text:tab/>break;</text:span></text:p>
      <text:p text:style-name="P3"><text:span text:style-name="T11"><text:s text:c="12"/><text:tab/>}</text:span></text:p>
      <text:p text:style-name="P3"><text:span text:style-name="T11"><text:s text:c="8"/><text:tab/>}</text:span></text:p>
      <text:p text:style-name="P3"><text:span text:style-name="T11"><text:s text:c="8"/><text:tab/>if (rep)</text:span></text:p>
      <text:p text:style-name="P3"><text:soft-page-break/><text:span text:style-name="T11"><text:s text:c="8"/><text:tab/>{</text:span></text:p>
      <text:p text:style-name="P3"><text:span text:style-name="T11"><text:s text:c="12"/><text:tab/>for (int j = 0; j &lt; with.size(); j++) m_map[i + j] = with[j]; //replace</text:span></text:p>
      <text:p text:style-name="P3"><text:span text:style-name="T11"><text:s text:c="12"/><text:tab/>i += with.size() - 1;</text:span></text:p>
      <text:p text:style-name="P3"><text:span text:style-name="T11"><text:s text:c="8"/><text:tab/>}</text:span></text:p>
      <text:p text:style-name="P3"><text:span text:style-name="T11"><text:s text:c="4"/><text:tab/>}</text:span></text:p>
      <text:p text:style-name="P3"><text:span text:style-name="T11"><text:tab/>}</text:span></text:p>
      <text:p text:style-name="P3"><text:span text:style-name="T11">}</text:span></text:p>
      <text:p text:style-name="P3"><text:span text:style-name="T11">std::string File::Print(int from, int to)</text:span></text:p>
      <text:p text:style-name="P3"><text:span text:style-name="T11">{</text:span></text:p>
      <text:p text:style-name="P3"><text:span text:style-name="T11"><text:tab/>//check if can read</text:span></text:p>
      <text:p text:style-name="P3"><text:span text:style-name="T11"><text:tab/>if (!m_canRead) throw std::logic_error("cannot read from file");</text:span></text:p>
      <text:p text:style-name="P3"><text:span text:style-name="T11"><text:tab/>//check diapason</text:span></text:p>
      <text:p text:style-name="P3"><text:span text:style-name="T11"><text:tab/>if (to &lt; from || to &lt; 0 || to &gt;= m_chunkSize)</text:span></text:p>
      <text:p text:style-name="P3"><text:span text:style-name="T11"><text:s text:c="4"/><text:tab/>throw std::logic_error("incorrect diapason [" + std::to_string(from) + ", " + std::to_string(to) + "]");</text:span></text:p>
      <text:p text:style-name="P3"><text:span text:style-name="T11"><text:s text:c="4"/></text:span></text:p>
      <text:p text:style-name="P3"><text:span text:style-name="T11"><text:tab/>//read from file</text:span></text:p>
      <text:p text:style-name="P3"><text:span text:style-name="T11"><text:tab/>std::string res;</text:span></text:p>
      <text:p text:style-name="P3"><text:span text:style-name="T11"><text:tab/>for (int i = from; i &lt;= to; i++) res += m_map[i];</text:span></text:p>
      <text:p text:style-name="P3"><text:span text:style-name="T11"><text:tab/>return res;</text:span></text:p>
      <text:p text:style-name="P3"><text:span text:style-name="T11">}</text:span></text:p>
      <text:p text:style-name="P3"><text:span text:style-name="T11">void File::Write(int to, std::string what) //set diapason of chars</text:span></text:p>
      <text:p text:style-name="P3"><text:soft-page-break/><text:span text:style-name="T11">{</text:span></text:p>
      <text:p text:style-name="P3"><text:span text:style-name="T11"><text:tab/>//check if can write</text:span></text:p>
      <text:p text:style-name="P3"><text:span text:style-name="T11"><text:tab/>if (!m_canWrite) throw std::logic_error("cannot write to file");</text:span></text:p>
      <text:p text:style-name="P3"><text:span text:style-name="T11"><text:tab/>//check diapason</text:span></text:p>
      <text:p text:style-name="P3"><text:span text:style-name="T11"><text:tab/>if (to &lt; 0 || to &gt; m_chunkSize - what.size())</text:span></text:p>
      <text:p text:style-name="P3"><text:span text:style-name="T11"><text:s text:c="4"/><text:tab/>throw std::logic_error("cannot fit string into chunk at this pos");</text:span></text:p>
      <text:p text:style-name="P3"><text:span text:style-name="T11"><text:s text:c="4"/></text:span></text:p>
      <text:p text:style-name="P3"><text:span text:style-name="T11"><text:tab/>//write to file</text:span></text:p>
      <text:p text:style-name="P3"><text:span text:style-name="T11"><text:tab/>for (int i = 0; i &lt; what.size(); i++) m_map[to + i] = what[i];</text:span></text:p>
      <text:p text:style-name="P3"><text:span text:style-name="T11">}</text:span></text:p>
      <text:p text:style-name="P5"/>
      <text:p text:style-name="P3"><text:span text:style-name="T11">//move chunk</text:span></text:p>
      <text:p text:style-name="P3"><text:span text:style-name="T11">void File::Move(int delta)</text:span></text:p>
      <text:p text:style-name="P3"><text:span text:style-name="T11">{</text:span></text:p>
      <text:p text:style-name="P3"><text:span text:style-name="T11"><text:tab/>SetPos(m_chunkPos + delta);</text:span></text:p>
      <text:p text:style-name="P3"><text:span text:style-name="T11">}</text:span></text:p>
      <text:p text:style-name="P3"><text:span text:style-name="T11">void File::SetPos(int pos)</text:span></text:p>
      <text:p text:style-name="P3"><text:span text:style-name="T11">{</text:span></text:p>
      <text:p text:style-name="P3"><text:span text:style-name="T11"><text:tab/>if (pos &lt; 0 || pos &gt;= m_fileSize) throw std::logic_error("moving outside of file");</text:span></text:p>
      <text:p text:style-name="P5"/>
      <text:p text:style-name="P3"><text:span text:style-name="T11"><text:tab/>int ps = getpagesize();</text:span></text:p>
      <text:p text:style-name="P3"><text:soft-page-break/><text:span text:style-name="T11"><text:tab/>if (pos % ps) throw std::logic_error("Position MUST be multiple of page size: " + std::to_string(ps));</text:span></text:p>
      <text:p text:style-name="P5"/>
      <text:p text:style-name="P3"><text:span text:style-name="T11"><text:tab/>Mmap(pos);</text:span></text:p>
      <text:p text:style-name="P3"><text:span text:style-name="T11">}</text:span></text:p>
      <text:p text:style-name="P5"/>
      <text:p text:style-name="P3"><text:span text:style-name="T11">std::pair&lt;int, int&gt; File::Diapason()</text:span></text:p>
      <text:p text:style-name="P3"><text:span text:style-name="T11">{</text:span></text:p>
      <text:p text:style-name="P3"><text:span text:style-name="T11"><text:tab/>return std::make_pair&lt;int, int&gt;(std::move(m_chunkPos), m_chunkPos + m_chunkSize - 1);</text:span></text:p>
      <text:p text:style-name="P3"><text:span text:style-name="T11">}</text:span></text:p>
      <text:p text:style-name="P3"><text:span text:style-name="T11">std::string File::Mode()</text:span></text:p>
      <text:p text:style-name="P3"><text:span text:style-name="T11">{</text:span></text:p>
      <text:p text:style-name="P3"><text:span text:style-name="T11"><text:tab/>if (!m_canRead) return "Write only";</text:span></text:p>
      <text:p text:style-name="P3"><text:span text:style-name="T11"><text:tab/>if (!m_canWrite) return "Read only";</text:span></text:p>
      <text:p text:style-name="P3"><text:span text:style-name="T11"><text:tab/>return "Read and write";</text:span></text:p>
      <text:p text:style-name="P3"><text:span text:style-name="T11">}</text:span></text:p>
      <text:p text:style-name="P3"><text:span text:style-name="T11">int File::FileSize()</text:span></text:p>
      <text:p text:style-name="P3"><text:span text:style-name="T11">{</text:span></text:p>
      <text:p text:style-name="P3"><text:span text:style-name="T11"><text:tab/>return m_fileSize;</text:span></text:p>
      <text:p text:style-name="P3"><text:span text:style-name="T11">}</text:span></text:p>
      <text:p text:style-name="P23"><text:span text:style-name="T6">main.cpp:</text:span></text:p>
      <text:p text:style-name="P3"><text:span text:style-name="T11">#include &lt;iostream&gt;</text:span></text:p>
      <text:p text:style-name="P3"><text:soft-page-break/><text:span text:style-name="T11">#include &lt;functional&gt;</text:span></text:p>
      <text:p text:style-name="P3"><text:span text:style-name="T11">#include &lt;sstream&gt;</text:span></text:p>
      <text:p text:style-name="P3"><text:span text:style-name="T11">#include &lt;vector&gt;</text:span></text:p>
      <text:p text:style-name="P3"><text:span text:style-name="T11">#include &lt;map&gt;</text:span></text:p>
      <text:p text:style-name="P5"/>
      <text:p text:style-name="P3"><text:span text:style-name="T11">#include "file.h"</text:span></text:p>
      <text:p text:style-name="P5"/>
      <text:p text:style-name="P3"><text:span text:style-name="T11">using args = std::vector&lt;std::string&gt;;</text:span></text:p>
      <text:p text:style-name="P5"/>
      <text:p text:style-name="P3"><text:span text:style-name="T11">Answer Ask(int off)</text:span></text:p>
      <text:p text:style-name="P3"><text:span text:style-name="T11">{</text:span></text:p>
      <text:p text:style-name="P3"><text:span text:style-name="T11"><text:tab/>std::string c;</text:span></text:p>
      <text:p text:style-name="P3"><text:span text:style-name="T11"><text:tab/>std::cout &lt;&lt; "Replace at offset " &lt;&lt; off &lt;&lt; "? (y/n/s/a): ";</text:span></text:p>
      <text:p text:style-name="P3"><text:span text:style-name="T11"><text:tab/>std::getline(std::cin, c);</text:span></text:p>
      <text:p text:style-name="P5"/>
      <text:p text:style-name="P3"><text:span text:style-name="T11"><text:tab/>switch (std::tolower(c[0]))</text:span></text:p>
      <text:p text:style-name="P3"><text:span text:style-name="T11"><text:tab/>{</text:span></text:p>
      <text:p text:style-name="P3"><text:span text:style-name="T11"><text:tab/>case 'y': return Answer::yes;</text:span></text:p>
      <text:p text:style-name="P3"><text:span text:style-name="T11"><text:tab/>case 'a': return Answer::all;</text:span></text:p>
      <text:p text:style-name="P3"><text:span text:style-name="T11"><text:tab/>case 's': return Answer::stop;</text:span></text:p>
      <text:p text:style-name="P3"><text:span text:style-name="T11"><text:tab/>}</text:span></text:p>
      <text:p text:style-name="P3"><text:soft-page-break/><text:span text:style-name="T11"><text:tab/>return Answer::no;</text:span></text:p>
      <text:p text:style-name="P3"><text:span text:style-name="T11">}</text:span></text:p>
      <text:p text:style-name="P3"><text:span text:style-name="T11">void help(args)</text:span></text:p>
      <text:p text:style-name="P3"><text:span text:style-name="T11">{</text:span></text:p>
      <text:p text:style-name="P3"><text:span text:style-name="T11"><text:tab/>std::cout &lt;&lt; "List of commands:" &lt;&lt; std::endl &lt;&lt;</text:span></text:p>
      <text:p text:style-name="P3"><text:span text:style-name="T11"><text:s text:c="4"/><text:tab/>" quit -- exit program" &lt;&lt; std::endl &lt;&lt;</text:span></text:p>
      <text:p text:style-name="P3"><text:span text:style-name="T11"><text:s text:c="4"/><text:tab/>" help -- shows this text" &lt;&lt; std::endl &lt;&lt;</text:span></text:p>
      <text:p text:style-name="P3"><text:span text:style-name="T11"><text:s text:c="4"/><text:tab/>" setpos P -- set position of chunk in file to P. P mist be multiple of page size" &lt;&lt; std::endl &lt;&lt;</text:span></text:p>
      <text:p text:style-name="P3"><text:span text:style-name="T11"><text:s text:c="4"/><text:tab/>" move D -- moves chunk by D chars. D must be multiple of page size" &lt;&lt; std::endl &lt;&lt;</text:span></text:p>
      <text:p text:style-name="P3"><text:span text:style-name="T11"><text:s text:c="4"/><text:tab/>" diap -- show chunk borders" &lt;&lt; std::endl &lt;&lt;</text:span></text:p>
      <text:p text:style-name="P3"><text:span text:style-name="T11"><text:s text:c="4"/><text:tab/>" mode -- show file editing mode" &lt;&lt; std::endl &lt;&lt;</text:span></text:p>
      <text:p text:style-name="P3"><text:span text:style-name="T11"><text:s text:c="4"/><text:tab/>" size -- show file size" &lt;&lt; std::endl &lt;&lt;</text:span></text:p>
      <text:p text:style-name="P3"><text:span text:style-name="T11"><text:s text:c="4"/><text:tab/>" print A B -- print chars from A position in chunk to B" &lt;&lt; std::endl &lt;&lt;</text:span></text:p>
      <text:p text:style-name="P3"><text:span text:style-name="T11"><text:s text:c="4"/><text:tab/>" write A Str -- write string Str to position A" &lt;&lt; std::endl &lt;&lt;</text:span></text:p>
      <text:p text:style-name="P3"><text:span text:style-name="T11"><text:s text:c="4"/><text:tab/>" find -- find regular expression in file" &lt;&lt; std::endl &lt;&lt;</text:span></text:p>
      <text:p text:style-name="P3"><text:span text:style-name="T11"><text:s text:c="4"/><text:tab/>" replace -- replace one string with another. Strings must be same length" &lt;&lt; std::endl;</text:span></text:p>
      <text:p text:style-name="P3"><text:span text:style-name="T11">}</text:span></text:p>
      <text:p text:style-name="P3"><text:span text:style-name="T11">unsigned int toUint(std::string s)</text:span></text:p>
      <text:p text:style-name="P3"><text:span text:style-name="T11">{</text:span></text:p>
      <text:p text:style-name="P3"><text:span text:style-name="T11"><text:tab/>//check if is int</text:span></text:p>
      <text:p text:style-name="P3"><text:span text:style-name="T11"><text:tab/>if (s.size() == 0) throw std::logic_error("not a positive integer"); //empty</text:span></text:p>
      <text:p text:style-name="P3"><text:soft-page-break/><text:span text:style-name="T11"><text:tab/>for (int i = 0; i &lt; s.size(); i++)</text:span></text:p>
      <text:p text:style-name="P3"><text:span text:style-name="T11"><text:s text:c="4"/><text:tab/>if (s[i] &lt; '0' || s[i] &gt; '9') throw std::logic_error("not a positive integer");</text:span></text:p>
      <text:p text:style-name="P3"><text:span text:style-name="T11"><text:tab/>return atoi(s.c_str()); //convert if is int</text:span></text:p>
      <text:p text:style-name="P3"><text:span text:style-name="T11">}</text:span></text:p>
      <text:p text:style-name="P5"/>
      <text:p text:style-name="P3"><text:span text:style-name="T11">int main(int argc, char *argv[])</text:span></text:p>
      <text:p text:style-name="P3"><text:span text:style-name="T11">{</text:span></text:p>
      <text:p text:style-name="P3"><text:span text:style-name="T11"><text:tab/>//args: ./a.out filename mode=rw size=15</text:span></text:p>
      <text:p text:style-name="P3"><text:span text:style-name="T11"><text:tab/>std::string filename;</text:span></text:p>
      <text:p text:style-name="P3"><text:span text:style-name="T11"><text:tab/>bool canRead = true, canWrite = true;</text:span></text:p>
      <text:p text:style-name="P3"><text:span text:style-name="T11"><text:tab/>int size = 15;</text:span></text:p>
      <text:p text:style-name="P5"/>
      <text:p text:style-name="P3"><text:span text:style-name="T11"><text:tab/>//get args</text:span></text:p>
      <text:p text:style-name="P3"><text:span text:style-name="T11"><text:tab/>switch (argc)</text:span></text:p>
      <text:p text:style-name="P3"><text:span text:style-name="T11"><text:tab/>{</text:span></text:p>
      <text:p text:style-name="P3"><text:span text:style-name="T11"><text:tab/>case 4:</text:span></text:p>
      <text:p text:style-name="P3"><text:span text:style-name="T11"><text:s text:c="4"/><text:tab/>size = atoi(argv[3]);</text:span></text:p>
      <text:p text:style-name="P3"><text:span text:style-name="T11"><text:s text:c="4"/><text:tab/>if (size &lt;= 0)</text:span></text:p>
      <text:p text:style-name="P3"><text:span text:style-name="T11"><text:s text:c="4"/><text:tab/>{</text:span></text:p>
      <text:p text:style-name="P3"><text:span text:style-name="T11"><text:s text:c="8"/><text:tab/>std::cout &lt;&lt; "Size must be positive" &lt;&lt; std::endl;</text:span></text:p>
      <text:p text:style-name="P3"><text:span text:style-name="T11"><text:s text:c="8"/><text:tab/>return 3;</text:span></text:p>
      <text:p text:style-name="P3"><text:soft-page-break/><text:span text:style-name="T11"><text:s text:c="4"/><text:tab/>} //break must apsent here</text:span></text:p>
      <text:p text:style-name="P3"><text:span text:style-name="T11"><text:tab/>case 3:</text:span></text:p>
      <text:p text:style-name="P3"><text:span text:style-name="T11"><text:tab/>{</text:span></text:p>
      <text:p text:style-name="P3"><text:span text:style-name="T11"><text:s text:c="4"/><text:tab/>std::string strmode = argv[2];</text:span></text:p>
      <text:p text:style-name="P3"><text:span text:style-name="T11"><text:s text:c="4"/><text:tab/>if (strmode != "rw")</text:span></text:p>
      <text:p text:style-name="P3"><text:span text:style-name="T11"><text:s text:c="4"/><text:tab/>{</text:span></text:p>
      <text:p text:style-name="P3"><text:span text:style-name="T11"><text:s text:c="8"/><text:tab/>if (strmode == "w") canRead = false;</text:span></text:p>
      <text:p text:style-name="P3"><text:span text:style-name="T11"><text:s text:c="8"/><text:tab/>else if (strmode == "r") canWrite = false;</text:span></text:p>
      <text:p text:style-name="P3"><text:span text:style-name="T11"><text:s text:c="8"/><text:tab/>else</text:span></text:p>
      <text:p text:style-name="P3"><text:span text:style-name="T11"><text:s text:c="8"/><text:tab/>{</text:span></text:p>
      <text:p text:style-name="P3"><text:span text:style-name="T11"><text:s text:c="12"/><text:tab/>std::cout &lt;&lt; "Available modes:" &lt;&lt; std::endl &lt;&lt;</text:span></text:p>
      <text:p text:style-name="P3"><text:span text:style-name="T11"><text:s text:c="16"/><text:tab/>"r -- read only" &lt;&lt; std::endl &lt;&lt;</text:span></text:p>
      <text:p text:style-name="P3"><text:span text:style-name="T11"><text:s text:c="16"/><text:tab/>"w -- write only" &lt;&lt; std::endl &lt;&lt;</text:span></text:p>
      <text:p text:style-name="P3"><text:span text:style-name="T11"><text:s text:c="16"/><text:tab/>"rw -- read and write" &lt;&lt; std::endl;</text:span></text:p>
      <text:p text:style-name="P3"><text:span text:style-name="T11"><text:s text:c="12"/><text:tab/>return 2;</text:span></text:p>
      <text:p text:style-name="P3"><text:span text:style-name="T11"><text:s text:c="8"/><text:tab/>}</text:span></text:p>
      <text:p text:style-name="P3"><text:span text:style-name="T11"><text:s text:c="4"/><text:tab/>}</text:span></text:p>
      <text:p text:style-name="P3"><text:span text:style-name="T11"><text:tab/>} //and here</text:span></text:p>
      <text:p text:style-name="P3"><text:span text:style-name="T11"><text:tab/>case 2:</text:span></text:p>
      <text:p text:style-name="P3"><text:span text:style-name="T11"><text:s text:c="4"/><text:tab/>filename = argv[1];</text:span></text:p>
      <text:p text:style-name="P3"><text:span text:style-name="T11"><text:s text:c="4"/><text:tab/>break; //but here must be</text:span></text:p>
      <text:p text:style-name="P5"><text:soft-page-break/></text:p>
      <text:p text:style-name="P3"><text:span text:style-name="T11"><text:tab/>default:</text:span></text:p>
      <text:p text:style-name="P3"><text:span text:style-name="T11"><text:s text:c="4"/><text:tab/>std::cout &lt;&lt; "Usage: " &lt;&lt; argv[0] &lt;&lt; " filename [mode=rw [size=15]]" &lt;&lt; std::endl;</text:span></text:p>
      <text:p text:style-name="P3"><text:span text:style-name="T11"><text:s text:c="4"/><text:tab/>return 1;</text:span></text:p>
      <text:p text:style-name="P3"><text:span text:style-name="T11"><text:tab/>}</text:span></text:p>
      <text:p text:style-name="P5"/>
      <text:p text:style-name="P3"><text:span text:style-name="T11"><text:tab/>//std::cout &lt;&lt; "ARGS: " &lt;&lt; filename &lt;&lt; " " &lt;&lt; (int)mode &lt;&lt; " " &lt;&lt; size &lt;&lt; std::endl;</text:span></text:p>
      <text:p text:style-name="P3"><text:span text:style-name="T11"><text:tab/>try</text:span></text:p>
      <text:p text:style-name="P3"><text:span text:style-name="T11"><text:tab/>{</text:span></text:p>
      <text:p text:style-name="P3"><text:span text:style-name="T11"><text:s text:c="4"/><text:tab/>File file(filename, canRead, canWrite, size); //open file</text:span></text:p>
      <text:p text:style-name="P5"/>
      <text:p text:style-name="P3"><text:span text:style-name="T11"><text:s text:c="4"/><text:tab/>std::map&lt;std::string, std::function&lt;void(args)&gt;&gt; functions; //user functions</text:span></text:p>
      <text:p text:style-name="P3"><text:span text:style-name="T11"><text:s text:c="4"/><text:tab/>std::map&lt;std::string, unsigned int&gt; argsCount; //functions arguments count</text:span></text:p>
      <text:p text:style-name="P5"/>
      <text:p text:style-name="P3"><text:span text:style-name="T11"><text:s text:c="4"/><text:tab/>bool cycle = true; //loop variable</text:span></text:p>
      <text:p text:style-name="P3"><text:span text:style-name="T11"><text:s text:c="4"/><text:tab/>std::string input; //contains user input</text:span></text:p>
      <text:p text:style-name="P5"/>
      <text:p text:style-name="P3"><text:span text:style-name="T11"><text:s text:c="4"/><text:tab/>//UI functions</text:span></text:p>
      <text:p text:style-name="P3"><text:span text:style-name="T11"><text:s text:c="4"/><text:tab/>argsCount["quit"] = 0;</text:span></text:p>
      <text:p text:style-name="P3"><text:span text:style-name="T11"><text:s text:c="4"/><text:tab/>functions["quit"] = [&amp;cycle](args){ cycle = false; };</text:span></text:p>
      <text:p text:style-name="P3"><text:span text:style-name="T11"><text:s text:c="4"/><text:tab/>argsCount["help"] = 0;</text:span></text:p>
      <text:p text:style-name="P3"><text:soft-page-break/><text:span text:style-name="T11"><text:s text:c="4"/><text:tab/>functions["help"] = help;</text:span></text:p>
      <text:p text:style-name="P3"><text:span text:style-name="T11"><text:s text:c="4"/><text:tab/>//file functions</text:span></text:p>
      <text:p text:style-name="P3"><text:span text:style-name="T11"><text:s text:c="4"/><text:tab/>argsCount["setpos"] = 1;</text:span></text:p>
      <text:p text:style-name="P3"><text:span text:style-name="T11"><text:s text:c="4"/><text:tab/>functions["setpos"] = [&amp;file](args a){ file.SetPos(toUint(a[0])); };</text:span></text:p>
      <text:p text:style-name="P3"><text:span text:style-name="T11"><text:s text:c="4"/><text:tab/>argsCount["move"] = 1;</text:span></text:p>
      <text:p text:style-name="P3"><text:span text:style-name="T11"><text:s text:c="4"/><text:tab/>functions["move"] = [&amp;file](args a){ file.Move(toUint(a[0])); };</text:span></text:p>
      <text:p text:style-name="P3"><text:span text:style-name="T11"><text:s text:c="4"/><text:tab/>argsCount["diap"] = 0;</text:span></text:p>
      <text:p text:style-name="P3"><text:span text:style-name="T11"><text:s text:c="4"/><text:tab/>functions["diap"] = [&amp;file](args)</text:span></text:p>
      <text:p text:style-name="P3"><text:span text:style-name="T11"><text:s text:c="4"/><text:tab/>{</text:span></text:p>
      <text:p text:style-name="P3"><text:span text:style-name="T11"><text:s text:c="8"/><text:tab/>auto a = file.Diapason();</text:span></text:p>
      <text:p text:style-name="P3"><text:span text:style-name="T11"><text:s text:c="8"/><text:tab/>std::cout &lt;&lt; "Diapason: [" &lt;&lt; a.first &lt;&lt; ", " &lt;&lt; a.second &lt;&lt; "]" &lt;&lt; std::endl;</text:span></text:p>
      <text:p text:style-name="P3"><text:span text:style-name="T11"><text:s text:c="4"/><text:tab/>};</text:span></text:p>
      <text:p text:style-name="P3"><text:span text:style-name="T11"><text:s text:c="4"/><text:tab/>argsCount["mode"] = 0;</text:span></text:p>
      <text:p text:style-name="P3"><text:span text:style-name="T11"><text:s text:c="4"/><text:tab/>functions["mode"] = [&amp;file](args)</text:span></text:p>
      <text:p text:style-name="P3"><text:span text:style-name="T11"><text:s text:c="4"/><text:tab/>{</text:span></text:p>
      <text:p text:style-name="P3"><text:span text:style-name="T11"><text:s text:c="8"/><text:tab/>std::cout &lt;&lt; "Mode: " &lt;&lt; file.Mode() &lt;&lt; std::endl;</text:span></text:p>
      <text:p text:style-name="P3"><text:span text:style-name="T11"><text:s text:c="4"/><text:tab/>};</text:span></text:p>
      <text:p text:style-name="P3"><text:span text:style-name="T11"><text:s text:c="4"/><text:tab/>argsCount["size"] = 0;</text:span></text:p>
      <text:p text:style-name="P3"><text:span text:style-name="T11"><text:s text:c="4"/><text:tab/>functions["size"] = [&amp;file](args)</text:span></text:p>
      <text:p text:style-name="P3"><text:span text:style-name="T11"><text:s text:c="4"/><text:tab/>{</text:span></text:p>
      <text:p text:style-name="P3"><text:span text:style-name="T11"><text:s text:c="8"/><text:tab/>std::cout &lt;&lt; "File size: " &lt;&lt; file.FileSize() &lt;&lt; std::endl;</text:span></text:p>
      <text:p text:style-name="P3"><text:soft-page-break/><text:span text:style-name="T11"><text:s text:c="4"/><text:tab/>};</text:span></text:p>
      <text:p text:style-name="P5"/>
      <text:p text:style-name="P3"><text:span text:style-name="T11"><text:s text:c="4"/><text:tab/>argsCount["print"] = 2;</text:span></text:p>
      <text:p text:style-name="P3"><text:span text:style-name="T11"><text:s text:c="4"/><text:tab/>functions["print"] = [&amp;file](args a){ std::cout &lt;&lt; file.Print(toUint(a[0]), toUint(a[1])) &lt;&lt; std::endl; };</text:span></text:p>
      <text:p text:style-name="P3"><text:span text:style-name="T11"><text:s text:c="4"/><text:tab/>argsCount["write"] = 2;</text:span></text:p>
      <text:p text:style-name="P3"><text:span text:style-name="T11"><text:s text:c="4"/><text:tab/>functions["write"] = [&amp;file](args a){ file.Write(toUint(a[0]), a[1]); };</text:span></text:p>
      <text:p text:style-name="P5"/>
      <text:p text:style-name="P3"><text:span text:style-name="T11"><text:s text:c="4"/><text:tab/>argsCount["find"] = 0;</text:span></text:p>
      <text:p text:style-name="P3"><text:span text:style-name="T11"><text:s text:c="4"/><text:tab/>functions["find"] = [&amp;file](args a)</text:span></text:p>
      <text:p text:style-name="P3"><text:span text:style-name="T11"><text:s text:c="4"/><text:tab/>{</text:span></text:p>
      <text:p text:style-name="P3"><text:span text:style-name="T11"><text:s text:c="8"/><text:tab/>std::string pattern;</text:span></text:p>
      <text:p text:style-name="P3"><text:span text:style-name="T11"><text:s text:c="8"/><text:tab/>std::cout &lt;&lt; "Find what: "; std::getline(std::cin, pattern);</text:span></text:p>
      <text:p text:style-name="P5"/>
      <text:p text:style-name="P3"><text:span text:style-name="T11"><text:s text:c="8"/><text:tab/>auto v = file.Find(std::regex(pattern));</text:span></text:p>
      <text:p text:style-name="P3"><text:span text:style-name="T11"><text:s text:c="8"/><text:tab/>for (std::pair&lt;int, std::string&gt; p : v)</text:span></text:p>
      <text:p text:style-name="P3"><text:span text:style-name="T11"><text:s text:c="12"/><text:tab/>std::cout &lt;&lt; "Found " &lt;&lt; p.second &lt;&lt; " at offset " &lt;&lt; p.first &lt;&lt; std::endl;</text:span></text:p>
      <text:p text:style-name="P3"><text:span text:style-name="T11"><text:s text:c="4"/><text:tab/>};</text:span></text:p>
      <text:p text:style-name="P5"/>
      <text:p text:style-name="P3"><text:span text:style-name="T11"><text:s text:c="4"/><text:tab/>argsCount["replace"] = 0;</text:span></text:p>
      <text:p text:style-name="P3"><text:span text:style-name="T11"><text:s text:c="4"/><text:tab/>functions["replace"] = [&amp;file](args)</text:span></text:p>
      <text:p text:style-name="P3"><text:span text:style-name="T11"><text:s text:c="4"/><text:tab/>{</text:span></text:p>
      <text:p text:style-name="P3"><text:soft-page-break/><text:span text:style-name="T11"><text:s text:c="8"/><text:tab/>std::string what, with;</text:span></text:p>
      <text:p text:style-name="P3"><text:span text:style-name="T11"><text:s text:c="8"/><text:tab/>std::cout &lt;&lt; "Replace what: "; std::getline(std::cin, what);</text:span></text:p>
      <text:p text:style-name="P3"><text:span text:style-name="T11"><text:s text:c="8"/><text:tab/>std::cout &lt;&lt; "Replace with: "; std::getline(std::cin, with);</text:span></text:p>
      <text:p text:style-name="P5"/>
      <text:p text:style-name="P3"><text:span text:style-name="T11"><text:s text:c="8"/><text:tab/>file.Replace(what, with, Ask);</text:span></text:p>
      <text:p text:style-name="P3"><text:span text:style-name="T11"><text:s text:c="4"/><text:tab/>};</text:span></text:p>
      <text:p text:style-name="P5"/>
      <text:p text:style-name="P3"><text:span text:style-name="T11"><text:s text:c="4"/><text:tab/>while (cycle)</text:span></text:p>
      <text:p text:style-name="P3"><text:span text:style-name="T11"><text:s text:c="4"/><text:tab/>{</text:span></text:p>
      <text:p text:style-name="P3"><text:span text:style-name="T11"><text:s text:c="8"/><text:tab/>std::cout &lt;&lt; "&gt; ";</text:span></text:p>
      <text:p text:style-name="P3"><text:span text:style-name="T11"><text:s text:c="8"/><text:tab/>std::getline(std::cin, input); //read uer input</text:span></text:p>
      <text:p text:style-name="P5"/>
      <text:p text:style-name="P3"><text:span text:style-name="T11"><text:s text:c="8"/><text:tab/>//split string</text:span></text:p>
      <text:p text:style-name="P3"><text:span text:style-name="T11"><text:s text:c="8"/><text:tab/>std::stringstream ss(input);</text:span></text:p>
      <text:p text:style-name="P3"><text:span text:style-name="T11"><text:s text:c="8"/><text:tab/>std::vector&lt;std::string&gt; words;</text:span></text:p>
      <text:p text:style-name="P3"><text:span text:style-name="T11"><text:s text:c="8"/><text:tab/>for (std::string s; ss &gt;&gt; s; ) words.push_back(s); //split into words</text:span></text:p>
      <text:p text:style-name="P3"><text:span text:style-name="T11"><text:s text:c="8"/><text:tab/>if (words.size() == 0) continue;</text:span></text:p>
      <text:p text:style-name="P5"/>
      <text:p text:style-name="P3"><text:span text:style-name="T11"><text:s text:c="8"/><text:tab/>auto iter = functions.find(words[0]);</text:span></text:p>
      <text:p text:style-name="P3"><text:span text:style-name="T11"><text:s text:c="8"/><text:tab/>if (iter == functions.end()) //not a command in map</text:span></text:p>
      <text:p text:style-name="P3"><text:span text:style-name="T11"><text:s text:c="8"/><text:tab/>{</text:span></text:p>
      <text:p text:style-name="P3"><text:soft-page-break/><text:span text:style-name="T11"><text:s text:c="12"/><text:tab/>std::cout &lt;&lt; "unknowm command \"" &lt;&lt; words[0] &lt;&lt; "\"" &lt;&lt; std::endl;</text:span></text:p>
      <text:p text:style-name="P3"><text:span text:style-name="T11"><text:s text:c="12"/><text:tab/>continue;</text:span></text:p>
      <text:p text:style-name="P3"><text:span text:style-name="T11"><text:s text:c="8"/><text:tab/>}</text:span></text:p>
      <text:p text:style-name="P3"><text:span text:style-name="T11"><text:s text:c="8"/><text:tab/>//check arguments</text:span></text:p>
      <text:p text:style-name="P3"><text:span text:style-name="T11"><text:s text:c="8"/><text:tab/>unsigned int argCount = argsCount[words[0]];</text:span></text:p>
      <text:p text:style-name="P3"><text:span text:style-name="T11"><text:s text:c="8"/><text:tab/>if (argCount != words.size() - 1)</text:span></text:p>
      <text:p text:style-name="P3"><text:span text:style-name="T11"><text:s text:c="8"/><text:tab/>{</text:span></text:p>
      <text:p text:style-name="P3"><text:span text:style-name="T11"><text:s text:c="12"/><text:tab/>std::cout &lt;&lt; words[0] &lt;&lt; " has " &lt;&lt; argCount &lt;&lt; " arguments" &lt;&lt; std::endl;</text:span></text:p>
      <text:p text:style-name="P3"><text:span text:style-name="T11"><text:s text:c="12"/><text:tab/>continue;</text:span></text:p>
      <text:p text:style-name="P3"><text:span text:style-name="T11"><text:s text:c="8"/><text:tab/>}</text:span></text:p>
      <text:p text:style-name="P3"><text:span text:style-name="T11"><text:s text:c="8"/><text:tab/>//execute</text:span></text:p>
      <text:p text:style-name="P3"><text:span text:style-name="T11"><text:s text:c="8"/><text:tab/>auto com = (*iter).second;</text:span></text:p>
      <text:p text:style-name="P3"><text:span text:style-name="T11"><text:s text:c="8"/><text:tab/>words.erase(words.begin());</text:span></text:p>
      <text:p text:style-name="P5"/>
      <text:p text:style-name="P3"><text:span text:style-name="T11"><text:s text:c="8"/><text:tab/>try</text:span></text:p>
      <text:p text:style-name="P3"><text:span text:style-name="T11"><text:s text:c="8"/><text:tab/>{</text:span></text:p>
      <text:p text:style-name="P3"><text:span text:style-name="T11"><text:s text:c="12"/><text:tab/>com(words);</text:span></text:p>
      <text:p text:style-name="P3"><text:span text:style-name="T11"><text:s text:c="12"/><text:tab/>std::cout &lt;&lt; "OK." &lt;&lt; std::endl;</text:span></text:p>
      <text:p text:style-name="P3"><text:span text:style-name="T11"><text:s text:c="8"/><text:tab/>}</text:span></text:p>
      <text:p text:style-name="P3"><text:span text:style-name="T11"><text:s text:c="8"/><text:tab/>catch(std::exception &amp;e)</text:span></text:p>
      <text:p text:style-name="P3"><text:span text:style-name="T11"><text:s text:c="8"/><text:tab/>{</text:span></text:p>
      <text:p text:style-name="P3"><text:soft-page-break/><text:span text:style-name="T11"><text:s text:c="12"/><text:tab/>std::cout &lt;&lt; "ERROR: " &lt;&lt; e.what() &lt;&lt; std::endl;</text:span></text:p>
      <text:p text:style-name="P3"><text:span text:style-name="T11"><text:s text:c="8"/><text:tab/>}</text:span></text:p>
      <text:p text:style-name="P3"><text:span text:style-name="T11"><text:s text:c="4"/><text:tab/>}</text:span></text:p>
      <text:p text:style-name="P3"><text:span text:style-name="T11"><text:tab/>}</text:span></text:p>
      <text:p text:style-name="P3"><text:span text:style-name="T11"><text:tab/>catch (std::exception &amp;e)</text:span></text:p>
      <text:p text:style-name="P3"><text:span text:style-name="T11"><text:tab/>{</text:span></text:p>
      <text:p text:style-name="P3"><text:span text:style-name="T11"><text:s text:c="4"/><text:tab/>std::cout &lt;&lt; "ERROR: " &lt;&lt; e.what() &lt;&lt; std::endl; //error in initialisation</text:span></text:p>
      <text:p text:style-name="P3"><text:span text:style-name="T11"><text:s text:c="4"/><text:tab/>return 4;</text:span></text:p>
      <text:p text:style-name="P3"><text:span text:style-name="T11"><text:tab/>}</text:span></text:p>
      <text:p text:style-name="P3"><text:span text:style-name="T11"><text:tab/>return 0;</text:span></text:p>
      <text:p text:style-name="P3"><text:span text:style-name="T11">}</text:span></text:p>
      <text:p text:style-name="P23"><text:span text:style-name="T6">Makefile:</text:span></text:p>
      <text:p text:style-name="P3"><text:span text:style-name="T11">all: main.o file.o</text:span></text:p>
      <text:p text:style-name="P3"><text:span text:style-name="T11"><text:s text:c="4"/>g++ main.o file.o -o kp.out</text:span></text:p>
      <text:p text:style-name="P5"/>
      <text:p text:style-name="P3"><text:span text:style-name="T11">main.o: main.cpp file.h</text:span></text:p>
      <text:p text:style-name="P3"><text:span text:style-name="T11"><text:s text:c="4"/>g++ -c main.cpp</text:span></text:p>
      <text:p text:style-name="P5"/>
      <text:p text:style-name="P3"><text:span text:style-name="T11">file.o: file.cpp file.h</text:span></text:p>
      <text:p text:style-name="P3"><text:span text:style-name="T11"><text:s text:c="4"/>g++ -c file.cpp</text:span></text:p>
      <text:p text:style-name="P22"/>
      <text:list xml:id="list75545153335971" text:continue-numbering="true" text:style-name="WWNum6">
        <text:list-item>
          <text:p text:style-name="P13"><text:soft-page-break/><text:span text:style-name="T1">Выводы:</text:span></text:p>
        </text:list-item>
      </text:list>
      <text:p text:style-name="P26"><text:span text:style-name="T3">Научился создавать простые текстовые процессоры, использующие технологию file mapping и осуществляющие поиск регулярных выражений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9" meta:paragraph-count="542" meta:word-count="2204" meta:character-count="15569" meta:non-whitespace-character-count="12470"/>
    <meta:generator>LibreOfficeDev/6.0.5.2$Linux_X86_64 LibreOffice_project/</meta:generator>
  </office:meta>
</office:document-meta>
</file>